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66pt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89cm" svg:height="4.064cm" svg:x="0.508cm" svg:y="0.508cm">
          <draw:text-box>
            <text:p text:style-name="P2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09:58:44.630000000</dc:date>
    <meta:editing-duration>PT19H4M24S</meta:editing-duration>
    <meta:editing-cycles>6</meta:editing-cycles>
    <meta:generator>LibreOffice/5.3.2.2$Windows_X86_64 LibreOffice_project/6cd4f1ef626f15116896b1d8e1398b56da0d0ee1</meta:generator>
    <meta:document-statistic meta:object-count="2"/>
  </office:meta>
</office:document-meta>
</file>